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2.565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3.06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39551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77bc65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4" table:default-cell-style-name="ce15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office:value-type="string" calcext:value-type="string">
            <text:p>15BIT 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office:value-type="string" calcext:value-type="string">
            <text:p>_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LOAD</text:p>
          </table:table-cell>
          <table:table-cell table:style-name="ce19"/>
          <table:table-cell table:style-name="ce19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LOAD</text:p>
          </table:table-cell>
          <table:table-cell table:style-name="ce19"/>
          <table:table-cell table:style-name="ce19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LOAD</text:p>
          </table:table-cell>
          <table:table-cell table:style-name="ce19"/>
          <table:table-cell table:style-name="ce19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LOAD</text:p>
          </table:table-cell>
          <table:table-cell table:style-name="ce19"/>
          <table:table-cell table:style-name="ce19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1"/>
          <table:table-cell table:style-name="ce21"/>
          <table:table-cell table:style-name="ce23" office:value-type="string" calcext:value-type="string">
            <text:p>ozel bitler</text:p>
          </table:table-cell>
          <table:table-cell table:style-name="ce2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>
            <text:p>STR</text:p>
          </table:table-cell>
          <table:table-cell table:style-name="ce19"/>
          <table:table-cell table:style-name="ce19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table:number-columns-repeated="4"/>
          <table:table-cell table:style-name="ce21"/>
          <table:table-cell table:style-name="ce23" office:value-type="string" calcext:value-type="string">
            <text:p>Bos =&gt; 0</text:p>
          </table:table-cell>
          <table:table-cell table:style-name="ce25" table:number-columns-repeated="4"/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ram[adr] = sayi</text:p>
          </table:table-cell>
          <table:table-cell table:style-name="ce1" office:value-type="string" calcext:value-type="string">
            <text:p>STR @adr,sayi</text:p>
          </table:table-cell>
          <table:table-cell table:style-name="ce1" table:number-columns-repeated="4"/>
          <table:table-cell/>
          <table:table-cell table:style-name="ce21"/>
          <table:table-cell table:style-name="ce23" office:value-type="string" calcext:value-type="string">
            <text:p>Sayi =&gt; 1</text:p>
          </table:table-cell>
          <table:table-cell table:style-name="ce25" office:value-type="string" calcext:value-type="string">
            <text:p>KOMUT</text:p>
          </table:table-cell>
          <table:table-cell table:style-name="ce25" office:value-type="string" calcext:value-type="string">
            <text:p>REGS</text:p>
          </table:table-cell>
          <table:table-cell table:style-name="ce2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>
            <text:p>STR</text:p>
          </table:table-cell>
          <table:table-cell table:style-name="ce19"/>
          <table:table-cell table:style-name="ce19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table:number-columns-repeated="4"/>
          <table:table-cell table:style-name="ce21"/>
          <table:table-cell table:style-name="ce23" office:value-type="string" calcext:value-type="string">
            <text:p>@adr =&gt; 10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>
            <text:p>STR</text:p>
          </table:table-cell>
          <table:table-cell table:style-name="ce19"/>
          <table:table-cell table:style-name="ce19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table:number-columns-repeated="4"/>
          <table:table-cell table:style-name="ce21"/>
          <table:table-cell table:style-name="ce23" office:value-type="string" calcext:value-type="string">
            <text:p>@ry =&gt; 11</text:p>
          </table:table-cell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11"/>
          <table:table-cell table:style-name="ce21" office:value-type="string" calcext:value-type="string">
            <text:p>InterruptOn ITO</text:p>
          </table:table-cell>
          <table:table-cell table:style-name="ce23" office:value-type="string" calcext:value-type="string">
            <text:p>@adr + ry =&gt; 100</text:p>
          </table:table-cell>
          <table:table-cell table:style-name="ce27" office:value-type="string" calcext:value-type="string">
            <text:p>KOMUT</text:p>
          </table:table-cell>
          <table:table-cell table:style-name="ce27" office:value-type="string" calcext:value-type="string">
            <text:p>REGS</text:p>
          </table:table-cell>
          <table:table-cell table:style-name="ce2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>
            <text:p>MOV</text:p>
          </table:table-cell>
          <table:table-cell table:style-name="ce19"/>
          <table:table-cell table:style-name="ce19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table:number-columns-repeated="4"/>
          <table:table-cell table:style-name="ce21" office:value-type="string" calcext:value-type="string">
            <text:p>InterruptOff ITF</text:p>
          </table:table-cell>
          <table:table-cell table:style-name="ce23" office:value-type="string" calcext:value-type="string">
            <text:p>ALU =&gt; 101</text:p>
          </table:table-cell>
          <table:table-cell table:style-name="Default"/>
          <table:table-cell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 table:number-columns-repeated="11"/>
          <table:table-cell table:style-name="ce21"/>
          <table:table-cell table:style-name="Default"/>
          <table:table-cell table:style-name="Default"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ADD</text:p>
          </table:table-cell>
          <table:table-cell table:style-name="ce19"/>
          <table:table-cell table:style-name="ce19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table:style-name="ce21"/>
          <table:table-cell table:style-name="Default"/>
          <table:table-cell table:style-name="Default"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DD</text:p>
          </table:table-cell>
          <table:table-cell table:style-name="ce20"/>
          <table:table-cell table:style-name="ce20" office:value-type="string" calcext:value-type="string">
            <text:p>RX = rx + ry + rz</text:p>
          </table:table-cell>
          <table:table-cell table:style-name="ce20" office:value-type="string" calcext:value-type="string">
            <text:p>ADD rx,ry,rz</text:p>
          </table:table-cell>
          <table:table-cell table:style-name="ce20" table:number-columns-repeated="4"/>
          <table:table-cell/>
          <table:table-cell table:style-name="ce21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ADD </text:p>
          </table:table-cell>
          <table:table-cell table:style-name="ce19"/>
          <table:table-cell table:style-name="ce19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table:style-name="ce21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ADD</text:p>
          </table:table-cell>
          <table:table-cell table:style-name="ce19"/>
          <table:table-cell table:style-name="ce19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table:style-name="ce21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ADD</text:p>
          </table:table-cell>
          <table:table-cell table:style-name="ce19"/>
          <table:table-cell table:style-name="ce19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table:style-name="ce21"/>
          <table:table-cell table:style-name="Default" office:value-type="string" calcext:value-type="string">
            <text:p>ACC &lt; 0 negative flag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ADD</text:p>
          </table:table-cell>
          <table:table-cell table:style-name="ce19"/>
          <table:table-cell table:style-name="ce19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table:style-name="ce21"/>
          <table:table-cell table:style-name="Default" office:value-type="string" calcext:value-type="string">
            <text:p>ACC &gt; 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ce21"/>
          <table:table-cell table:style-name="Default" office:value-type="string" calcext:value-type="string">
            <text:p>Carry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table:number-columns-repeated="4"/>
          <table:table-cell table:style-name="ce21"/>
          <table:table-cell table:style-name="Default" office:value-type="string" calcext:value-type="string">
            <text:p>UnderFlow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table:number-columns-repeated="4"/>
          <table:table-cell table:style-name="ce22" office:value-type="string" calcext:value-type="string">
            <text:p>RAM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table:number-columns-repeated="4"/>
          <table:table-cell table:style-name="ce23" office:value-type="string" calcext:value-type="string">
            <text:p>Stack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/>
          <table:table-cell table:style-name="ce23" office:value-type="string" calcext:value-type="string">
            <text:p>BrainFuck “compiler”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0" office:value-type="string" calcext:value-type="string">
            <text:p>ADC </text:p>
          </table:table-cell>
          <table:table-cell table:style-name="ce20"/>
          <table:table-cell table:style-name="ce20" office:value-type="string" calcext:value-type="string">
            <text:p>Rx = rx + carry</text:p>
          </table:table-cell>
          <table:table-cell table:style-name="ce20" office:value-type="string" calcext:value-type="string">
            <text:p>ADC rx</text:p>
          </table:table-cell>
          <table:table-cell table:style-name="ce20" office:value-type="string" calcext:value-type="string">
            <text:p>0001_0000</text:p>
          </table:table-cell>
          <table:table-cell table:number-columns-repeated="4"/>
          <table:table-cell table:style-name="ce23" office:value-type="string" calcext:value-type="string">
            <text:p>bf.program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0" office:value-type="string" calcext:value-type="string">
            <text:p>ADC </text:p>
          </table:table-cell>
          <table:table-cell table:style-name="ce20"/>
          <table:table-cell table:style-name="ce20" office:value-type="string" calcext:value-type="string">
            <text:p>Rx = rx + ry + carry</text:p>
          </table:table-cell>
          <table:table-cell table:style-name="ce20" office:value-type="string" calcext:value-type="string">
            <text:p>ADC rx,ry</text:p>
          </table:table-cell>
          <table:table-cell table:style-name="ce20"/>
          <table:table-cell table:number-columns-repeated="4"/>
          <table:table-cell table:style-name="ce2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table:style-name="ce23" office:value-type="string" calcext:value-type="string">
            <text:p>PcVector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9" table:number-columns-repeated="3"/>
          <table:table-cell table:number-columns-repeated="6"/>
          <table:table-cell table:style-name="ce2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/>
          <table:table-cell table:style-name="ce23" office:value-type="string" calcext:value-type="string">
            <text:p>I/O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0" office:value-type="string" calcext:value-type="string">
            <text:p>SUBC</text:p>
          </table:table-cell>
          <table:table-cell table:style-name="ce20" table:number-columns-repeated="4"/>
          <table:table-cell table:number-columns-repeated="4"/>
          <table:table-cell table:style-name="ce2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0" table:number-columns-repeated="5"/>
          <table:table-cell table:number-columns-repeated="4"/>
          <table:table-cell table:style-name="ce2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table:style-name="ce2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style-name="ce19" table:number-columns-repeated="3"/>
          <table:table-cell table:number-columns-repeated="6"/>
          <table:table-cell table:style-name="ce2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style-name="ce19" table:number-columns-repeated="3"/>
          <table:table-cell table:number-columns-repeated="6"/>
          <table:table-cell table:style-name="ce2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9"/>
          <table:table-cell table:style-name="ce2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MUL</text:p>
          </table:table-cell>
          <table:table-cell table:style-name="ce19"/>
          <table:table-cell table:style-name="ce19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gisters</text:p>
          </table:table-cell>
          <table:table-cell table:style-name="ce19" table:number-columns-repeated="2"/>
          <table:table-cell table:style-name="ce19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a,b,c,d</text:p>
          </table:table-cell>
          <table:table-cell table:style-name="ce19" table:number-columns-repeated="2"/>
          <table:table-cell table:style-name="ce19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gisters</text:p>
          </table:table-cell>
          <table:table-cell table:style-name="ce19" table:number-columns-repeated="2"/>
          <table:table-cell table:style-name="ce19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DEC2HEX([.L48])" office:value-type="string" office:string-value="0" calcext:value-type="string">
            <text:p>0</text:p>
          </table:table-cell>
          <table:table-cell table:formula="of:=DEC2BIN([.L48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-3bi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DEC2HEX([.L49])" office:value-type="string" office:string-value="1" calcext:value-type="string">
            <text:p>1</text:p>
          </table:table-cell>
          <table:table-cell table:formula="of:=DEC2BIN([.L49])" office:value-type="string" office:string-value="1" calcext:value-type="string">
            <text:p>1</text:p>
          </table:table-cell>
          <table:table-cell table:style-name="ce10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DIV</text:p>
          </table:table-cell>
          <table:table-cell table:style-name="ce19"/>
          <table:table-cell table:style-name="ce19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DEC2HEX([.L50])" office:value-type="string" office:string-value="2" calcext:value-type="string">
            <text:p>2</text:p>
          </table:table-cell>
          <table:table-cell table:formula="of:=DEC2BIN([.L50])" office:value-type="string" office:string-value="10" calcext:value-type="string">
            <text:p>10</text:p>
          </table:table-cell>
          <table:table-cell table:style-name="ce10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Rx = rx / sayi</text:p>
          </table:table-cell>
          <table:table-cell/>
          <table:table-cell office:value-type="string" calcext:value-type="string">
            <text:p>0001_00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DEC2HEX([.L51])" office:value-type="string" office:string-value="3" calcext:value-type="string">
            <text:p>3</text:p>
          </table:table-cell>
          <table:table-cell table:formula="of:=DEC2BIN([.L51])" office:value-type="string" office:string-value="11" calcext:value-type="string">
            <text:p>11</text:p>
          </table:table-cell>
          <table:table-cell table:style-name="ce1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Rx = rx / ram[adr]</text:p>
          </table:table-cell>
          <table:table-cell/>
          <table:table-cell office:value-type="string" calcext:value-type="string">
            <text:p>0001_00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DEC2HEX([.L52])" office:value-type="string" office:string-value="4" calcext:value-type="string">
            <text:p>4</text:p>
          </table:table-cell>
          <table:table-cell table:formula="of:=DEC2BIN([.L52])" office:value-type="string" office:string-value="100" calcext:value-type="string">
            <text:p>100</text:p>
          </table:table-cell>
          <table:table-cell table:style-name="ce1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Rx = rx / ram[ry]</text:p>
          </table:table-cell>
          <table:table-cell/>
          <table:table-cell office:value-type="string" calcext:value-type="string">
            <text:p>0001_00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DEC2HEX([.L53])" office:value-type="string" office:string-value="5" calcext:value-type="string">
            <text:p>5</text:p>
          </table:table-cell>
          <table:table-cell table:formula="of:=DEC2BIN([.L53])" office:value-type="string" office:string-value="101" calcext:value-type="string">
            <text:p>101</text:p>
          </table:table-cell>
          <table:table-cell table:style-name="ce1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Rx = rx / ram[ry + adr]</text:p>
          </table:table-cell>
          <table:table-cell/>
          <table:table-cell office:value-type="string" calcext:value-type="string">
            <text:p>0001_00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DEC2HEX([.L54])" office:value-type="string" office:string-value="6" calcext:value-type="string">
            <text:p>6</text:p>
          </table:table-cell>
          <table:table-cell table:formula="of:=DEC2BIN([.L54])" office:value-type="string" office:string-value="110" calcext:value-type="string">
            <text:p>110</text:p>
          </table:table-cell>
          <table:table-cell table:style-name="ce1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table:formula="of:=DEC2HEX([.L55])" office:value-type="string" office:string-value="7" calcext:value-type="string">
            <text:p>7</text:p>
          </table:table-cell>
          <table:table-cell table:formula="of:=DEC2BIN([.L55])" office:value-type="string" office:string-value="111" calcext:value-type="string">
            <text:p>111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AND</text:p>
          </table:table-cell>
          <table:table-cell table:style-name="ce19"/>
          <table:table-cell table:style-name="ce19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DEC2HEX([.L56])" office:value-type="string" office:string-value="8" calcext:value-type="string">
            <text:p>8</text:p>
          </table:table-cell>
          <table:table-cell table:formula="of:=DEC2BIN([.L56])" office:value-type="string" office:string-value="1000" calcext:value-type="string">
            <text:p>1000</text:p>
          </table:table-cell>
          <table:table-cell table:style-name="ce10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AND</text:p>
          </table:table-cell>
          <table:table-cell table:style-name="ce3"/>
          <table:table-cell table:style-name="ce3" office:value-type="string" calcext:value-type="string">
            <text:p>Rx = rx &amp; sayi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DEC2HEX([.L57])" office:value-type="string" office:string-value="9" calcext:value-type="string">
            <text:p>9</text:p>
          </table:table-cell>
          <table:table-cell table:formula="of:=DEC2BIN([.L57])" office:value-type="string" office:string-value="1001" calcext:value-type="string">
            <text:p>1001</text:p>
          </table:table-cell>
          <table:table-cell table:style-name="ce1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10" calcext:value-type="float">
            <text:p>10</text:p>
          </table:table-cell>
          <table:table-cell table:formula="of:=DEC2HEX([.L58])" office:value-type="string" office:string-value="A" calcext:value-type="string">
            <text:p>A</text:p>
          </table:table-cell>
          <table:table-cell table:formula="of:=DEC2BIN([.L58])" office:value-type="string" office:string-value="1010" calcext:value-type="string">
            <text:p>1010</text:p>
          </table:table-cell>
          <table:table-cell table:style-name="ce1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11" calcext:value-type="float">
            <text:p>11</text:p>
          </table:table-cell>
          <table:table-cell table:formula="of:=DEC2HEX([.L59])" office:value-type="string" office:string-value="B" calcext:value-type="string">
            <text:p>B</text:p>
          </table:table-cell>
          <table:table-cell table:formula="of:=DEC2BIN([.L59])" office:value-type="string" office:string-value="1011" calcext:value-type="string">
            <text:p>1011</text:p>
          </table:table-cell>
          <table:table-cell table:style-name="ce1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12" calcext:value-type="float">
            <text:p>12</text:p>
          </table:table-cell>
          <table:table-cell table:formula="of:=DEC2HEX([.L60])" office:value-type="string" office:string-value="C" calcext:value-type="string">
            <text:p>C</text:p>
          </table:table-cell>
          <table:table-cell table:formula="of:=DEC2BIN([.L60])" office:value-type="string" office:string-value="1100" calcext:value-type="string">
            <text:p>1100</text:p>
          </table:table-cell>
          <table:table-cell table:style-name="ce1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table:formula="of:=DEC2HEX([.L61])" office:value-type="string" office:string-value="D" calcext:value-type="string">
            <text:p>D</text:p>
          </table:table-cell>
          <table:table-cell table:formula="of:=DEC2BIN([.L61])" office:value-type="string" office:string-value="1101" calcext:value-type="string">
            <text:p>1101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OR</text:p>
          </table:table-cell>
          <table:table-cell table:style-name="ce19"/>
          <table:table-cell table:style-name="ce19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DEC2HEX([.L62])" office:value-type="string" office:string-value="E" calcext:value-type="string">
            <text:p>E</text:p>
          </table:table-cell>
          <table:table-cell table:formula="of:=DEC2BIN([.L62])" office:value-type="string" office:string-value="1110" calcext:value-type="string">
            <text:p>111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15" calcext:value-type="float">
            <text:p>15</text:p>
          </table:table-cell>
          <table:table-cell table:formula="of:=DEC2HEX([.L63])" office:value-type="string" office:string-value="F" calcext:value-type="string">
            <text:p>F</text:p>
          </table:table-cell>
          <table:table-cell table:formula="of:=DEC2BIN([.L63])" office:value-type="string" office:string-value="1111" calcext:value-type="string">
            <text:p>1111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16" calcext:value-type="float">
            <text:p>16</text:p>
          </table:table-cell>
          <table:table-cell table:formula="of:=DEC2HEX([.L64])" office:value-type="string" office:string-value="10" calcext:value-type="string">
            <text:p>10</text:p>
          </table:table-cell>
          <table:table-cell table:formula="of:=DEC2BIN([.L64])" office:value-type="string" office:string-value="10000" calcext:value-type="string">
            <text:p>10000</text:p>
          </table:table-cell>
          <table:table-cell table:style-name="ce10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17" calcext:value-type="float">
            <text:p>17</text:p>
          </table:table-cell>
          <table:table-cell table:formula="of:=DEC2HEX([.L65])" office:value-type="string" office:string-value="11" calcext:value-type="string">
            <text:p>11</text:p>
          </table:table-cell>
          <table:table-cell table:formula="of:=DEC2BIN([.L65])" office:value-type="string" office:string-value="10001" calcext:value-type="string">
            <text:p>10001</text:p>
          </table:table-cell>
          <table:table-cell table:style-name="ce10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18" calcext:value-type="float">
            <text:p>18</text:p>
          </table:table-cell>
          <table:table-cell table:formula="of:=DEC2HEX([.L66])" office:value-type="string" office:string-value="12" calcext:value-type="string">
            <text:p>12</text:p>
          </table:table-cell>
          <table:table-cell table:formula="of:=DEC2BIN([.L66])" office:value-type="string" office:string-value="10010" calcext:value-type="string">
            <text:p>10010</text:p>
          </table:table-cell>
          <table:table-cell table:style-name="ce10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table:formula="of:=DEC2HEX([.L67])" office:value-type="string" office:string-value="13" calcext:value-type="string">
            <text:p>13</text:p>
          </table:table-cell>
          <table:table-cell table:formula="of:=DEC2BIN([.L67])" office:value-type="string" office:string-value="10011" calcext:value-type="string">
            <text:p>10011</text:p>
          </table:table-cell>
          <table:table-cell table:style-name="ce10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XOR</text:p>
          </table:table-cell>
          <table:table-cell table:style-name="ce19"/>
          <table:table-cell table:style-name="ce19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DEC2HEX([.L68])" office:value-type="string" office:string-value="14" calcext:value-type="string">
            <text:p>14</text:p>
          </table:table-cell>
          <table:table-cell table:formula="of:=DEC2BIN([.L68])" office:value-type="string" office:string-value="10100" calcext:value-type="string">
            <text:p>10100</text:p>
          </table:table-cell>
          <table:table-cell table:style-name="ce10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21" calcext:value-type="float">
            <text:p>21</text:p>
          </table:table-cell>
          <table:table-cell table:formula="of:=DEC2HEX([.L69])" office:value-type="string" office:string-value="15" calcext:value-type="string">
            <text:p>15</text:p>
          </table:table-cell>
          <table:table-cell table:formula="of:=DEC2BIN([.L69])" office:value-type="string" office:string-value="10101" calcext:value-type="string">
            <text:p>10101</text:p>
          </table:table-cell>
          <table:table-cell table:style-name="ce10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22" calcext:value-type="float">
            <text:p>22</text:p>
          </table:table-cell>
          <table:table-cell table:formula="of:=DEC2HEX([.L70])" office:value-type="string" office:string-value="16" calcext:value-type="string">
            <text:p>16</text:p>
          </table:table-cell>
          <table:table-cell table:formula="of:=DEC2BIN([.L70])" office:value-type="string" office:string-value="10110" calcext:value-type="string">
            <text:p>10110</text:p>
          </table:table-cell>
          <table:table-cell table:style-name="ce10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23" calcext:value-type="float">
            <text:p>23</text:p>
          </table:table-cell>
          <table:table-cell table:formula="of:=DEC2HEX([.L71])" office:value-type="string" office:string-value="17" calcext:value-type="string">
            <text:p>17</text:p>
          </table:table-cell>
          <table:table-cell table:formula="of:=DEC2BIN([.L71])" office:value-type="string" office:string-value="10111" calcext:value-type="string">
            <text:p>10111</text:p>
          </table:table-cell>
          <table:table-cell table:style-name="ce10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24" calcext:value-type="float">
            <text:p>24</text:p>
          </table:table-cell>
          <table:table-cell table:formula="of:=DEC2HEX([.L72])" office:value-type="string" office:string-value="18" calcext:value-type="string">
            <text:p>18</text:p>
          </table:table-cell>
          <table:table-cell table:formula="of:=DEC2BIN([.L72])" office:value-type="string" office:string-value="11000" calcext:value-type="string">
            <text:p>11000</text:p>
          </table:table-cell>
          <table:table-cell table:style-name="ce10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formula="of:=DEC2HEX([.L73])" office:value-type="string" office:string-value="19" calcext:value-type="string">
            <text:p>19</text:p>
          </table:table-cell>
          <table:table-cell table:formula="of:=DEC2BIN([.L73])" office:value-type="string" office:string-value="11001" calcext:value-type="string">
            <text:p>11001</text:p>
          </table:table-cell>
          <table:table-cell table:style-name="ce10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NOT</text:p>
          </table:table-cell>
          <table:table-cell table:style-name="ce19"/>
          <table:table-cell table:style-name="ce19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DEC2HEX([.L74])" office:value-type="string" office:string-value="1A" calcext:value-type="string">
            <text:p>1A</text:p>
          </table:table-cell>
          <table:table-cell table:formula="of:=DEC2BIN([.L74])" office:value-type="string" office:string-value="11010" calcext:value-type="string">
            <text:p>11010</text:p>
          </table:table-cell>
          <table:table-cell table:style-name="ce10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27" calcext:value-type="float">
            <text:p>27</text:p>
          </table:table-cell>
          <table:table-cell table:formula="of:=DEC2HEX([.L75])" office:value-type="string" office:string-value="1B" calcext:value-type="string">
            <text:p>1B</text:p>
          </table:table-cell>
          <table:table-cell table:formula="of:=DEC2BIN([.L75])" office:value-type="string" office:string-value="11011" calcext:value-type="string">
            <text:p>11011</text:p>
          </table:table-cell>
          <table:table-cell table:style-name="ce10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28" calcext:value-type="float">
            <text:p>28</text:p>
          </table:table-cell>
          <table:table-cell table:formula="of:=DEC2HEX([.L76])" office:value-type="string" office:string-value="1C" calcext:value-type="string">
            <text:p>1C</text:p>
          </table:table-cell>
          <table:table-cell table:formula="of:=DEC2BIN([.L76])" office:value-type="string" office:string-value="11100" calcext:value-type="string">
            <text:p>11100</text:p>
          </table:table-cell>
          <table:table-cell table:style-name="ce10" office:value-type="string" calcext:value-type="string">
            <text:p>JZ</text:p>
          </table:table-cell>
          <table:table-cell office:value-type="string" calcext:value-type="string">
            <text:p>if (acc == 0) pc = ad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29" calcext:value-type="float">
            <text:p>29</text:p>
          </table:table-cell>
          <table:table-cell table:formula="of:=DEC2HEX([.L77])" office:value-type="string" office:string-value="1D" calcext:value-type="string">
            <text:p>1D</text:p>
          </table:table-cell>
          <table:table-cell table:formula="of:=DEC2BIN([.L77])" office:value-type="string" office:string-value="11101" calcext:value-type="string">
            <text:p>11101</text:p>
          </table:table-cell>
          <table:table-cell table:style-name="ce10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30" calcext:value-type="float">
            <text:p>30</text:p>
          </table:table-cell>
          <table:table-cell table:formula="of:=DEC2HEX([.L78])" office:value-type="string" office:string-value="1E" calcext:value-type="string">
            <text:p>1E</text:p>
          </table:table-cell>
          <table:table-cell table:formula="of:=DEC2BIN([.L78])" office:value-type="string" office:string-value="11110" calcext:value-type="string">
            <text:p>11110</text:p>
          </table:table-cell>
          <table:table-cell table:style-name="ce10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formula="of:=DEC2HEX([.L79])" office:value-type="string" office:string-value="1F" calcext:value-type="string">
            <text:p>1F</text:p>
          </table:table-cell>
          <table:table-cell table:formula="of:=DEC2BIN([.L79])" office:value-type="string" office:string-value="11111" calcext:value-type="string">
            <text:p>11111</text:p>
          </table:table-cell>
          <table:table-cell table:style-name="ce10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CMP</text:p>
          </table:table-cell>
          <table:table-cell table:style-name="ce19"/>
          <table:table-cell table:style-name="ce19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DEC2HEX([.L80])" office:value-type="string" office:string-value="20" calcext:value-type="string">
            <text:p>20</text:p>
          </table:table-cell>
          <table:table-cell table:formula="of:=DEC2BIN([.L80])" office:value-type="string" office:string-value="100000" calcext:value-type="string">
            <text:p>100000</text:p>
          </table:table-cell>
          <table:table-cell table:style-name="ce10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DEC2HEX([.L81])" office:value-type="string" office:string-value="21" calcext:value-type="string">
            <text:p>21</text:p>
          </table:table-cell>
          <table:table-cell table:formula="of:=DEC2BIN([.L81])" office:value-type="string" office:string-value="100001" calcext:value-type="string">
            <text:p>100001</text:p>
          </table:table-cell>
          <table:table-cell table:style-name="ce10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DEC2HEX([.L82])" office:value-type="string" office:string-value="22" calcext:value-type="string">
            <text:p>22</text:p>
          </table:table-cell>
          <table:table-cell table:formula="of:=DEC2BIN([.L82])" office:value-type="string" office:string-value="100010" calcext:value-type="string">
            <text:p>100010</text:p>
          </table:table-cell>
          <table:table-cell table:style-name="ce10" office:value-type="string" calcext:value-type="string">
            <text:p>JMT</text:p>
          </table:table-cell>
          <table:table-cell office:value-type="string" calcext:value-type="string">
            <text:p>if(flag.cmp == 0) pc = ad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if(rx == ram[ry + adr]) setFlag()</text:p>
          </table:table-cell>
          <table:table-cell office:value-type="string" calcext:value-type="string">
            <text:p>CMP rx,@adr + ry</text:p>
          </table:table-cell>
          <table:table-cell office:value-type="string" calcext:value-type="string">
            <text:p>0001_100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DEC2HEX([.L83])" office:value-type="string" office:string-value="23" calcext:value-type="string">
            <text:p>23</text:p>
          </table:table-cell>
          <table:table-cell table:formula="of:=DEC2BIN([.L83])" office:value-type="string" office:string-value="100011" calcext:value-type="string">
            <text:p>100011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formula="of:=DEC2HEX([.L84])" office:value-type="string" office:string-value="24" calcext:value-type="string">
            <text:p>24</text:p>
          </table:table-cell>
          <table:table-cell table:formula="of:=DEC2BIN([.L84])" office:value-type="string" office:string-value="100100" calcext:value-type="string">
            <text:p>10010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SHL</text:p>
          </table:table-cell>
          <table:table-cell table:style-name="ce19" table:number-columns-repeated="2"/>
          <table:table-cell/>
          <table:table-cell office:value-type="string" calcext:value-type="string">
            <text:p>0001_1001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DEC2HEX([.L85])" office:value-type="string" office:string-value="25" calcext:value-type="string">
            <text:p>25</text:p>
          </table:table-cell>
          <table:table-cell table:formula="of:=DEC2BIN([.L85])" office:value-type="string" office:string-value="100101" calcext:value-type="string">
            <text:p>100101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table:formula="of:=DEC2HEX([.L86])" office:value-type="string" office:string-value="26" calcext:value-type="string">
            <text:p>26</text:p>
          </table:table-cell>
          <table:table-cell table:formula="of:=DEC2BIN([.L86])" office:value-type="string" office:string-value="100110" calcext:value-type="string">
            <text:p>10011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formula="of:=DEC2HEX([.L87])" office:value-type="string" office:string-value="27" calcext:value-type="string">
            <text:p>27</text:p>
          </table:table-cell>
          <table:table-cell table:formula="of:=DEC2BIN([.L87])" office:value-type="string" office:string-value="100111" calcext:value-type="string">
            <text:p>100111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SHR</text:p>
          </table:table-cell>
          <table:table-cell table:style-name="ce19" table:number-columns-repeated="2"/>
          <table:table-cell/>
          <table:table-cell office:value-type="string" calcext:value-type="string">
            <text:p>0001_101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DEC2HEX([.L88])" office:value-type="string" office:string-value="28" calcext:value-type="string">
            <text:p>28</text:p>
          </table:table-cell>
          <table:table-cell table:formula="of:=DEC2BIN([.L88])" office:value-type="string" office:string-value="101000" calcext:value-type="string">
            <text:p>10100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41" calcext:value-type="float">
            <text:p>41</text:p>
          </table:table-cell>
          <table:table-cell table:formula="of:=DEC2HEX([.L89])" office:value-type="string" office:string-value="29" calcext:value-type="string">
            <text:p>29</text:p>
          </table:table-cell>
          <table:table-cell table:formula="of:=DEC2BIN([.L89])" office:value-type="string" office:string-value="101001" calcext:value-type="string">
            <text:p>101001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table:formula="of:=DEC2HEX([.L90])" office:value-type="string" office:string-value="2A" calcext:value-type="string">
            <text:p>2A</text:p>
          </table:table-cell>
          <table:table-cell table:formula="of:=DEC2BIN([.L90])" office:value-type="string" office:string-value="101010" calcext:value-type="string">
            <text:p>10101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table:formula="of:=DEC2HEX([.L91])" office:value-type="string" office:string-value="2B" calcext:value-type="string">
            <text:p>2B</text:p>
          </table:table-cell>
          <table:table-cell table:formula="of:=DEC2BIN([.L91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formula="of:=DEC2HEX([.L92])" office:value-type="string" office:string-value="2C" calcext:value-type="string">
            <text:p>2C</text:p>
          </table:table-cell>
          <table:table-cell table:formula="of:=DEC2BIN([.L92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formula="of:=DEC2HEX([.L93])" office:value-type="string" office:string-value="2D" calcext:value-type="string">
            <text:p>2D</text:p>
          </table:table-cell>
          <table:table-cell table:formula="of:=DEC2BIN([.L93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table:formula="of:=DEC2HEX([.L94])" office:value-type="string" office:string-value="2E" calcext:value-type="string">
            <text:p>2E</text:p>
          </table:table-cell>
          <table:table-cell table:formula="of:=DEC2BIN([.L94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table:formula="of:=DEC2HEX([.L95])" office:value-type="string" office:string-value="2F" calcext:value-type="string">
            <text:p>2F</text:p>
          </table:table-cell>
          <table:table-cell table:formula="of:=DEC2BIN([.L95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table:formula="of:=DEC2HEX([.L96])" office:value-type="string" office:string-value="30" calcext:value-type="string">
            <text:p>30</text:p>
          </table:table-cell>
          <table:table-cell table:formula="of:=DEC2BIN([.L96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table:formula="of:=DEC2HEX([.L97])" office:value-type="string" office:string-value="31" calcext:value-type="string">
            <text:p>31</text:p>
          </table:table-cell>
          <table:table-cell table:formula="of:=DEC2BIN([.L97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formula="of:=DEC2HEX([.L98])" office:value-type="string" office:string-value="32" calcext:value-type="string">
            <text:p>32</text:p>
          </table:table-cell>
          <table:table-cell table:formula="of:=DEC2BIN([.L98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table:formula="of:=DEC2HEX([.L99])" office:value-type="string" office:string-value="33" calcext:value-type="string">
            <text:p>33</text:p>
          </table:table-cell>
          <table:table-cell table:formula="of:=DEC2BIN([.L99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CALL</text:p>
          </table:table-cell>
          <table:table-cell table:style-name="ce19"/>
          <table:table-cell table:style-name="ce19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DEC2HEX([.L100])" office:value-type="string" office:string-value="34" calcext:value-type="string">
            <text:p>34</text:p>
          </table:table-cell>
          <table:table-cell table:formula="of:=DEC2BIN([.L100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6"/>
          <table:table-cell office:value-type="float" office:value="53" calcext:value-type="float">
            <text:p>53</text:p>
          </table:table-cell>
          <table:table-cell table:formula="of:=DEC2HEX([.L101])" office:value-type="string" office:string-value="35" calcext:value-type="string">
            <text:p>35</text:p>
          </table:table-cell>
          <table:table-cell table:formula="of:=DEC2BIN([.L101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Push =&gt; pc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formula="of:=DEC2HEX([.L102])" office:value-type="string" office:string-value="36" calcext:value-type="string">
            <text:p>36</text:p>
          </table:table-cell>
          <table:table-cell table:formula="of:=DEC2BIN([.L102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table:formula="of:=DEC2HEX([.L103])" office:value-type="string" office:string-value="37" calcext:value-type="string">
            <text:p>37</text:p>
          </table:table-cell>
          <table:table-cell table:formula="of:=DEC2BIN([.L103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formula="of:=DEC2HEX([.L104])" office:value-type="string" office:string-value="38" calcext:value-type="string">
            <text:p>38</text:p>
          </table:table-cell>
          <table:table-cell table:formula="of:=DEC2BIN([.L104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table:formula="of:=DEC2HEX([.L105])" office:value-type="string" office:string-value="39" calcext:value-type="string">
            <text:p>39</text:p>
          </table:table-cell>
          <table:table-cell table:formula="of:=DEC2BIN([.L105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9" office:value-type="string" calcext:value-type="string">
            <text:p>RET</text:p>
          </table:table-cell>
          <table:table-cell table:style-name="ce19"/>
          <table:table-cell table:style-name="ce19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DEC2HEX([.L106])" office:value-type="string" office:string-value="3A" calcext:value-type="string">
            <text:p>3A</text:p>
          </table:table-cell>
          <table:table-cell table:formula="of:=DEC2BIN([.L106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Pc = @adr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formula="of:=DEC2HEX([.L107])" office:value-type="string" office:string-value="3B" calcext:value-type="string">
            <text:p>3B</text:p>
          </table:table-cell>
          <table:table-cell table:formula="of:=DEC2BIN([.L107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0" calcext:value-type="float">
            <text:p>60</text:p>
          </table:table-cell>
          <table:table-cell table:formula="of:=DEC2HEX([.L108])" office:value-type="string" office:string-value="3C" calcext:value-type="string">
            <text:p>3C</text:p>
          </table:table-cell>
          <table:table-cell table:formula="of:=DEC2BIN([.L108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PUSH</text:p>
          </table:table-cell>
          <table:table-cell table:style-name="ce19"/>
          <table:table-cell table:style-name="ce19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DEC2HEX([.L109])" office:value-type="string" office:string-value="3D" calcext:value-type="string">
            <text:p>3D</text:p>
          </table:table-cell>
          <table:table-cell table:formula="of:=DEC2BIN([.L109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DEC2HEX([.L110])" office:value-type="string" office:string-value="3E" calcext:value-type="string">
            <text:p>3E</text:p>
          </table:table-cell>
          <table:table-cell table:formula="of:=DEC2BIN([.L110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DEC2HEX([.L111])" office:value-type="string" office:string-value="3F" calcext:value-type="string">
            <text:p>3F</text:p>
          </table:table-cell>
          <table:table-cell table:formula="of:=DEC2BIN([.L111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DEC2HEX([.L112])" office:value-type="string" office:string-value="40" calcext:value-type="string">
            <text:p>40</text:p>
          </table:table-cell>
          <table:table-cell table:formula="of:=DEC2BIN([.L112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table:formula="of:=DEC2HEX([.L113])" office:value-type="string" office:string-value="41" calcext:value-type="string">
            <text:p>41</text:p>
          </table:table-cell>
          <table:table-cell table:formula="of:=DEC2BIN([.L113])" office:value-type="string" office:string-value="1000001" calcext:value-type="string">
            <text:p>10000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6" calcext:value-type="float">
            <text:p>66</text:p>
          </table:table-cell>
          <table:table-cell table:formula="of:=DEC2HEX([.L114])" office:value-type="string" office:string-value="42" calcext:value-type="string">
            <text:p>42</text:p>
          </table:table-cell>
          <table:table-cell table:formula="of:=DEC2BIN([.L114])" office:value-type="string" office:string-value="1000010" calcext:value-type="string">
            <text:p>10000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table:formula="of:=DEC2HEX([.L115])" office:value-type="string" office:string-value="43" calcext:value-type="string">
            <text:p>43</text:p>
          </table:table-cell>
          <table:table-cell table:formula="of:=DEC2BIN([.L115])" office:value-type="string" office:string-value="1000011" calcext:value-type="string">
            <text:p>10000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POP</text:p>
          </table:table-cell>
          <table:table-cell table:style-name="ce19"/>
          <table:table-cell table:style-name="ce19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DEC2HEX([.L116])" office:value-type="string" office:string-value="44" calcext:value-type="string">
            <text:p>44</text:p>
          </table:table-cell>
          <table:table-cell table:formula="of:=DEC2BIN([.L116])" office:value-type="string" office:string-value="1000100" calcext:value-type="string">
            <text:p>10001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table:formula="of:=DEC2HEX([.L117])" office:value-type="string" office:string-value="45" calcext:value-type="string">
            <text:p>45</text:p>
          </table:table-cell>
          <table:table-cell table:formula="of:=DEC2BIN([.L117])" office:value-type="string" office:string-value="1000101" calcext:value-type="string">
            <text:p>1000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PULL</text:p>
          </table:table-cell>
          <table:table-cell table:style-name="ce19"/>
          <table:table-cell table:style-name="ce19" office:value-type="string" calcext:value-type="string">
            <text:p>FlagReg = stack[sp]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PULL ;sayi =&gt; flagReg</text:p>
          </table:table-cell>
          <table:table-cell office:value-type="string" calcext:value-type="string">
            <text:p>MOV flag,Stac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DEC2HEX([.L118])" office:value-type="string" office:string-value="46" calcext:value-type="string">
            <text:p>46</text:p>
          </table:table-cell>
          <table:table-cell table:formula="of:=DEC2BIN([.L118])" office:value-type="string" office:string-value="1000110" calcext:value-type="string">
            <text:p>1000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1" calcext:value-type="float">
            <text:p>71</text:p>
          </table:table-cell>
          <table:table-cell table:formula="of:=DEC2HEX([.L119])" office:value-type="string" office:string-value="47" calcext:value-type="string">
            <text:p>47</text:p>
          </table:table-cell>
          <table:table-cell table:formula="of:=DEC2BIN([.L119])" office:value-type="string" office:string-value="1000111" calcext:value-type="string">
            <text:p>10001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PFR</text:p>
          </table:table-cell>
          <table:table-cell table:style-name="ce19"/>
          <table:table-cell table:style-name="ce19" office:value-type="string" calcext:value-type="string">
            <text:p>stack[sp] = flagReg; sp++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PFR ;Push flag reg =&gt; stack</text:p>
          </table:table-cell>
          <table:table-cell office:value-type="string" calcext:value-type="string">
            <text:p>MOV stack, flag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DEC2HEX([.L120])" office:value-type="string" office:string-value="48" calcext:value-type="string">
            <text:p>48</text:p>
          </table:table-cell>
          <table:table-cell table:formula="of:=DEC2BIN([.L120])" office:value-type="string" office:string-value="1001000" calcext:value-type="string">
            <text:p>10010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table:formula="of:=DEC2HEX([.L121])" office:value-type="string" office:string-value="49" calcext:value-type="string">
            <text:p>49</text:p>
          </table:table-cell>
          <table:table-cell table:formula="of:=DEC2BIN([.L121])" office:value-type="string" office:string-value="1001001" calcext:value-type="string">
            <text:p>1001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CLF </text:p>
          </table:table-cell>
          <table:table-cell table:style-name="ce19"/>
          <table:table-cell table:style-name="ce19" office:value-type="string" calcext:value-type="string">
            <text:p>FlagReg = 0</text:p>
          </table:table-cell>
          <table:table-cell office:value-type="string" calcext:value-type="string">
            <text:p>CLF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clear flags</text:p>
          </table:table-cell>
          <table:table-cell office:value-type="string" calcext:value-type="string">
            <text:p>MOV flag,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DEC2HEX([.L122])" office:value-type="string" office:string-value="4A" calcext:value-type="string">
            <text:p>4A</text:p>
          </table:table-cell>
          <table:table-cell table:formula="of:=DEC2BIN([.L122])" office:value-type="string" office:string-value="1001010" calcext:value-type="string">
            <text:p>10010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formula="of:=DEC2HEX([.L123])" office:value-type="string" office:string-value="4B" calcext:value-type="string">
            <text:p>4B</text:p>
          </table:table-cell>
          <table:table-cell table:formula="of:=DEC2BIN([.L123])" office:value-type="string" office:string-value="1001011" calcext:value-type="string">
            <text:p>10010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CCF</text:p>
          </table:table-cell>
          <table:table-cell table:style-name="ce19"/>
          <table:table-cell table:style-name="ce19" office:value-type="string" calcext:value-type="string">
            <text:p>CarryFlag = 0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00_1100</text:p>
          </table:table-cell>
          <table:table-cell/>
          <table:table-cell office:value-type="string" calcext:value-type="string">
            <text:p>MOV flag,0x1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DEC2HEX([.L124])" office:value-type="string" office:string-value="4C" calcext:value-type="string">
            <text:p>4C</text:p>
          </table:table-cell>
          <table:table-cell table:formula="of:=DEC2BIN([.L124])" office:value-type="string" office:string-value="1001100" calcext:value-type="string">
            <text:p>10011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7" calcext:value-type="float">
            <text:p>77</text:p>
          </table:table-cell>
          <table:table-cell table:formula="of:=DEC2HEX([.L125])" office:value-type="string" office:string-value="4D" calcext:value-type="string">
            <text:p>4D</text:p>
          </table:table-cell>
          <table:table-cell table:formula="of:=DEC2BIN([.L125])" office:value-type="string" office:string-value="1001101" calcext:value-type="string">
            <text:p>10011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8" calcext:value-type="float">
            <text:p>78</text:p>
          </table:table-cell>
          <table:table-cell table:formula="of:=DEC2HEX([.L126])" office:value-type="string" office:string-value="4E" calcext:value-type="string">
            <text:p>4E</text:p>
          </table:table-cell>
          <table:table-cell table:formula="of:=DEC2BIN([.L126])" office:value-type="string" office:string-value="1001110" calcext:value-type="string">
            <text:p>1001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9" calcext:value-type="float">
            <text:p>79</text:p>
          </table:table-cell>
          <table:table-cell table:formula="of:=DEC2HEX([.L127])" office:value-type="string" office:string-value="4F" calcext:value-type="string">
            <text:p>4F</text:p>
          </table:table-cell>
          <table:table-cell table:formula="of:=DEC2BIN([.L127])" office:value-type="string" office:string-value="1001111" calcext:value-type="string">
            <text:p>1001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table:formula="of:=DEC2HEX([.L128])" office:value-type="string" office:string-value="50" calcext:value-type="string">
            <text:p>50</text:p>
          </table:table-cell>
          <table:table-cell table:formula="of:=DEC2BIN([.L128])" office:value-type="string" office:string-value="1010000" calcext:value-type="string">
            <text:p>10100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  <table:table-cell table:formula="of:=DEC2HEX([.L129])" office:value-type="string" office:string-value="51" calcext:value-type="string">
            <text:p>51</text:p>
          </table:table-cell>
          <table:table-cell table:formula="of:=DEC2BIN([.L129])" office:value-type="string" office:string-value="1010001" calcext:value-type="string">
            <text:p>1010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0" office:value-type="string" calcext:value-type="string">
            <text:p>TOP</text:p>
          </table:table-cell>
          <table:table-cell table:style-name="ce20"/>
          <table:table-cell table:style-name="ce20" office:value-type="string" calcext:value-type="string">
            <text:p>Rx = stack[sp]</text:p>
          </table:table-cell>
          <table:table-cell table:style-name="ce20" office:value-type="string" calcext:value-type="string">
            <text:p>TOP rx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MOV rx,Stack kullan</text:p>
          </table:table-cell>
          <table:table-cell office:value-type="string" calcext:value-type="string">
            <text:p>Rx = ram[stackPointer]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DEC2HEX([.L130])" office:value-type="string" office:string-value="52" calcext:value-type="string">
            <text:p>52</text:p>
          </table:table-cell>
          <table:table-cell table:formula="of:=DEC2BIN([.L130])" office:value-type="string" office:string-value="1010010" calcext:value-type="string">
            <text:p>10100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sayi] = stack[sp]</text:p>
          </table:table-cell>
          <table:table-cell table:style-name="ce20" office:value-type="string" calcext:value-type="string">
            <text:p>TOP @sayi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DEC2HEX([.L131])" office:value-type="string" office:string-value="53" calcext:value-type="string">
            <text:p>53</text:p>
          </table:table-cell>
          <table:table-cell table:formula="of:=DEC2BIN([.L131])" office:value-type="string" office:string-value="1010011" calcext:value-type="string">
            <text:p>10100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adr] = stack[sp]</text:p>
          </table:table-cell>
          <table:table-cell table:style-name="ce20" office:value-type="string" calcext:value-type="string">
            <text:p>TOP @adr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DEC2HEX([.L132])" office:value-type="string" office:string-value="54" calcext:value-type="string">
            <text:p>54</text:p>
          </table:table-cell>
          <table:table-cell table:formula="of:=DEC2BIN([.L132])" office:value-type="string" office:string-value="1010100" calcext:value-type="string">
            <text:p>10101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0" office:value-type="string" calcext:value-type="string">
            <text:p>Ram[adr + rx] = stack[sp]</text:p>
          </table:table-cell>
          <table:table-cell table:style-name="ce20" office:value-type="string" calcext:value-type="string">
            <text:p>TOP @adr + rx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DEC2HEX([.L133])" office:value-type="string" office:string-value="55" calcext:value-type="string">
            <text:p>55</text:p>
          </table:table-cell>
          <table:table-cell table:formula="of:=DEC2BIN([.L133])" office:value-type="string" office:string-value="1010101" calcext:value-type="string">
            <text:p>10101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6" calcext:value-type="float">
            <text:p>86</text:p>
          </table:table-cell>
          <table:table-cell table:formula="of:=DEC2HEX([.L134])" office:value-type="string" office:string-value="56" calcext:value-type="string">
            <text:p>56</text:p>
          </table:table-cell>
          <table:table-cell table:formula="of:=DEC2BIN([.L134])" office:value-type="string" office:string-value="1010110" calcext:value-type="string">
            <text:p>1010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table:formula="of:=DEC2HEX([.L135])" office:value-type="string" office:string-value="57" calcext:value-type="string">
            <text:p>57</text:p>
          </table:table-cell>
          <table:table-cell table:formula="of:=DEC2BIN([.L135])" office:value-type="string" office:string-value="1010111" calcext:value-type="string">
            <text:p>1010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table:formula="of:=DEC2HEX([.L136])" office:value-type="string" office:string-value="58" calcext:value-type="string">
            <text:p>58</text:p>
          </table:table-cell>
          <table:table-cell table:formula="of:=DEC2BIN([.L136])" office:value-type="string" office:string-value="1011000" calcext:value-type="string">
            <text:p>1011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INC</text:p>
          </table:table-cell>
          <table:table-cell table:style-name="ce1"/>
          <table:table-cell table:style-name="ce1" office:value-type="string" calcext:value-type="string">
            <text:p>Rx++;</text:p>
          </table:table-cell>
          <table:table-cell table:style-name="ce1" office:value-type="string" calcext:value-type="string">
            <text:p>INC rx</text:p>
          </table:table-cell>
          <table:table-cell office:value-type="string" calcext:value-type="string">
            <text:p>ADD r0,1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table:formula="of:=DEC2HEX([.L137])" office:value-type="string" office:string-value="59" calcext:value-type="string">
            <text:p>59</text:p>
          </table:table-cell>
          <table:table-cell table:formula="of:=DEC2BIN([.L137])" office:value-type="string" office:string-value="1011001" calcext:value-type="string">
            <text:p>1011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0" office:value-type="string" calcext:value-type="string">
            <text:p>INC @adr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DEC2HEX([.L138])" office:value-type="string" office:string-value="5A" calcext:value-type="string">
            <text:p>5A</text:p>
          </table:table-cell>
          <table:table-cell table:formula="of:=DEC2BIN([.L138])" office:value-type="string" office:string-value="1011010" calcext:value-type="string">
            <text:p>10110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0" office:value-type="string" calcext:value-type="string">
            <text:p>INC @rx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DEC2HEX([.L139])" office:value-type="string" office:string-value="5B" calcext:value-type="string">
            <text:p>5B</text:p>
          </table:table-cell>
          <table:table-cell table:formula="of:=DEC2BIN([.L139])" office:value-type="string" office:string-value="1011011" calcext:value-type="string">
            <text:p>10110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0" office:value-type="string" calcext:value-type="string">
            <text:p>INC @adr + rx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DEC2HEX([.L140])" office:value-type="string" office:string-value="5C" calcext:value-type="string">
            <text:p>5C</text:p>
          </table:table-cell>
          <table:table-cell table:formula="of:=DEC2BIN([.L140])" office:value-type="string" office:string-value="1011100" calcext:value-type="string">
            <text:p>10111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table:formula="of:=DEC2HEX([.L141])" office:value-type="string" office:string-value="5D" calcext:value-type="string">
            <text:p>5D</text:p>
          </table:table-cell>
          <table:table-cell table:formula="of:=DEC2BIN([.L141])" office:value-type="string" office:string-value="1011101" calcext:value-type="string">
            <text:p>101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EC</text:p>
          </table:table-cell>
          <table:table-cell table:style-name="ce1"/>
          <table:table-cell table:style-name="ce1" office:value-type="string" calcext:value-type="string">
            <text:p>Rx--;</text:p>
          </table:table-cell>
          <table:table-cell table:style-name="ce1" office:value-type="string" calcext:value-type="string">
            <text:p>DEC rx</text:p>
          </table:table-cell>
          <table:table-cell office:value-type="string" calcext:value-type="string">
            <text:p>SUB r0,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formula="of:=DEC2HEX([.L142])" office:value-type="string" office:string-value="5E" calcext:value-type="string">
            <text:p>5E</text:p>
          </table:table-cell>
          <table:table-cell table:formula="of:=DEC2BIN([.L142])" office:value-type="string" office:string-value="1011110" calcext:value-type="string">
            <text:p>10111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0" office:value-type="string" calcext:value-type="string">
            <text:p>DEC @rx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DEC2HEX([.L143])" office:value-type="string" office:string-value="5F" calcext:value-type="string">
            <text:p>5F</text:p>
          </table:table-cell>
          <table:table-cell table:formula="of:=DEC2BIN([.L143])" office:value-type="string" office:string-value="1011111" calcext:value-type="string">
            <text:p>10111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0" office:value-type="string" calcext:value-type="string">
            <text:p>DEC @adr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DEC2HEX([.L144])" office:value-type="string" office:string-value="60" calcext:value-type="string">
            <text:p>60</text:p>
          </table:table-cell>
          <table:table-cell table:formula="of:=DEC2BIN([.L144])" office:value-type="string" office:string-value="1100000" calcext:value-type="string">
            <text:p>11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0" office:value-type="string" calcext:value-type="string">
            <text:p>DEC @adr + rx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DEC2HEX([.L145])" office:value-type="string" office:string-value="61" calcext:value-type="string">
            <text:p>61</text:p>
          </table:table-cell>
          <table:table-cell table:formula="of:=DEC2BIN([.L145])" office:value-type="string" office:string-value="1100001" calcext:value-type="string">
            <text:p>11000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8" calcext:value-type="float">
            <text:p>98</text:p>
          </table:table-cell>
          <table:table-cell table:formula="of:=DEC2HEX([.L146])" office:value-type="string" office:string-value="62" calcext:value-type="string">
            <text:p>62</text:p>
          </table:table-cell>
          <table:table-cell table:formula="of:=DEC2BIN([.L146])" office:value-type="string" office:string-value="1100010" calcext:value-type="string">
            <text:p>11000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9" calcext:value-type="float">
            <text:p>99</text:p>
          </table:table-cell>
          <table:table-cell table:formula="of:=DEC2HEX([.L147])" office:value-type="string" office:string-value="63" calcext:value-type="string">
            <text:p>63</text:p>
          </table:table-cell>
          <table:table-cell table:formula="of:=DEC2BIN([.L147])" office:value-type="string" office:string-value="1100011" calcext:value-type="string">
            <text:p>11000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table:formula="of:=DEC2HEX([.L148])" office:value-type="string" office:string-value="64" calcext:value-type="string">
            <text:p>64</text:p>
          </table:table-cell>
          <table:table-cell table:formula="of:=DEC2BIN([.L148])" office:value-type="string" office:string-value="1100100" calcext:value-type="string">
            <text:p>11001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1" calcext:value-type="float">
            <text:p>101</text:p>
          </table:table-cell>
          <table:table-cell table:formula="of:=DEC2HEX([.L149])" office:value-type="string" office:string-value="65" calcext:value-type="string">
            <text:p>65</text:p>
          </table:table-cell>
          <table:table-cell table:formula="of:=DEC2BIN([.L149])" office:value-type="string" office:string-value="1100101" calcext:value-type="string">
            <text:p>11001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2" calcext:value-type="float">
            <text:p>102</text:p>
          </table:table-cell>
          <table:table-cell table:formula="of:=DEC2HEX([.L150])" office:value-type="string" office:string-value="66" calcext:value-type="string">
            <text:p>66</text:p>
          </table:table-cell>
          <table:table-cell table:formula="of:=DEC2BIN([.L150])" office:value-type="string" office:string-value="1100110" calcext:value-type="string">
            <text:p>1100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3" calcext:value-type="float">
            <text:p>103</text:p>
          </table:table-cell>
          <table:table-cell table:formula="of:=DEC2HEX([.L151])" office:value-type="string" office:string-value="67" calcext:value-type="string">
            <text:p>67</text:p>
          </table:table-cell>
          <table:table-cell table:formula="of:=DEC2BIN([.L151])" office:value-type="string" office:string-value="1100111" calcext:value-type="string">
            <text:p>1100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4" calcext:value-type="float">
            <text:p>104</text:p>
          </table:table-cell>
          <table:table-cell table:formula="of:=DEC2HEX([.L152])" office:value-type="string" office:string-value="68" calcext:value-type="string">
            <text:p>68</text:p>
          </table:table-cell>
          <table:table-cell table:formula="of:=DEC2BIN([.L152])" office:value-type="string" office:string-value="1101000" calcext:value-type="string">
            <text:p>11010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5" calcext:value-type="float">
            <text:p>105</text:p>
          </table:table-cell>
          <table:table-cell table:formula="of:=DEC2HEX([.L153])" office:value-type="string" office:string-value="69" calcext:value-type="string">
            <text:p>69</text:p>
          </table:table-cell>
          <table:table-cell table:formula="of:=DEC2BIN([.L153])" office:value-type="string" office:string-value="1101001" calcext:value-type="string">
            <text:p>11010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6" calcext:value-type="float">
            <text:p>106</text:p>
          </table:table-cell>
          <table:table-cell table:formula="of:=DEC2HEX([.L154])" office:value-type="string" office:string-value="6A" calcext:value-type="string">
            <text:p>6A</text:p>
          </table:table-cell>
          <table:table-cell table:formula="of:=DEC2BIN([.L154])" office:value-type="string" office:string-value="1101010" calcext:value-type="string">
            <text:p>11010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7" calcext:value-type="float">
            <text:p>107</text:p>
          </table:table-cell>
          <table:table-cell table:formula="of:=DEC2HEX([.L155])" office:value-type="string" office:string-value="6B" calcext:value-type="string">
            <text:p>6B</text:p>
          </table:table-cell>
          <table:table-cell table:formula="of:=DEC2BIN([.L155])" office:value-type="string" office:string-value="1101011" calcext:value-type="string">
            <text:p>11010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8" calcext:value-type="float">
            <text:p>108</text:p>
          </table:table-cell>
          <table:table-cell table:formula="of:=DEC2HEX([.L156])" office:value-type="string" office:string-value="6C" calcext:value-type="string">
            <text:p>6C</text:p>
          </table:table-cell>
          <table:table-cell table:formula="of:=DEC2BIN([.L156])" office:value-type="string" office:string-value="1101100" calcext:value-type="string">
            <text:p>11011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9" calcext:value-type="float">
            <text:p>109</text:p>
          </table:table-cell>
          <table:table-cell table:formula="of:=DEC2HEX([.L157])" office:value-type="string" office:string-value="6D" calcext:value-type="string">
            <text:p>6D</text:p>
          </table:table-cell>
          <table:table-cell table:formula="of:=DEC2BIN([.L157])" office:value-type="string" office:string-value="1101101" calcext:value-type="string">
            <text:p>11011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formula="of:=DEC2HEX([.L158])" office:value-type="string" office:string-value="6E" calcext:value-type="string">
            <text:p>6E</text:p>
          </table:table-cell>
          <table:table-cell table:formula="of:=DEC2BIN([.L158])" office:value-type="string" office:string-value="1101110" calcext:value-type="string">
            <text:p>1101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1" calcext:value-type="float">
            <text:p>111</text:p>
          </table:table-cell>
          <table:table-cell table:formula="of:=DEC2HEX([.L159])" office:value-type="string" office:string-value="6F" calcext:value-type="string">
            <text:p>6F</text:p>
          </table:table-cell>
          <table:table-cell table:formula="of:=DEC2BIN([.L159])" office:value-type="string" office:string-value="1101111" calcext:value-type="string">
            <text:p>1101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2" calcext:value-type="float">
            <text:p>112</text:p>
          </table:table-cell>
          <table:table-cell table:formula="of:=DEC2HEX([.L160])" office:value-type="string" office:string-value="70" calcext:value-type="string">
            <text:p>70</text:p>
          </table:table-cell>
          <table:table-cell table:formula="of:=DEC2BIN([.L160])" office:value-type="string" office:string-value="1110000" calcext:value-type="string">
            <text:p>11100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3" calcext:value-type="float">
            <text:p>113</text:p>
          </table:table-cell>
          <table:table-cell table:formula="of:=DEC2HEX([.L161])" office:value-type="string" office:string-value="71" calcext:value-type="string">
            <text:p>71</text:p>
          </table:table-cell>
          <table:table-cell table:formula="of:=DEC2BIN([.L161])" office:value-type="string" office:string-value="1110001" calcext:value-type="string">
            <text:p>11100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4" calcext:value-type="float">
            <text:p>114</text:p>
          </table:table-cell>
          <table:table-cell table:formula="of:=DEC2HEX([.L162])" office:value-type="string" office:string-value="72" calcext:value-type="string">
            <text:p>72</text:p>
          </table:table-cell>
          <table:table-cell table:formula="of:=DEC2BIN([.L162])" office:value-type="string" office:string-value="1110010" calcext:value-type="string">
            <text:p>11100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5" calcext:value-type="float">
            <text:p>115</text:p>
          </table:table-cell>
          <table:table-cell table:formula="of:=DEC2HEX([.L163])" office:value-type="string" office:string-value="73" calcext:value-type="string">
            <text:p>73</text:p>
          </table:table-cell>
          <table:table-cell table:formula="of:=DEC2BIN([.L163])" office:value-type="string" office:string-value="1110011" calcext:value-type="string">
            <text:p>11100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6" calcext:value-type="float">
            <text:p>116</text:p>
          </table:table-cell>
          <table:table-cell table:formula="of:=DEC2HEX([.L164])" office:value-type="string" office:string-value="74" calcext:value-type="string">
            <text:p>74</text:p>
          </table:table-cell>
          <table:table-cell table:formula="of:=DEC2BIN([.L164])" office:value-type="string" office:string-value="1110100" calcext:value-type="string">
            <text:p>11101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7" calcext:value-type="float">
            <text:p>117</text:p>
          </table:table-cell>
          <table:table-cell table:formula="of:=DEC2HEX([.L165])" office:value-type="string" office:string-value="75" calcext:value-type="string">
            <text:p>75</text:p>
          </table:table-cell>
          <table:table-cell table:formula="of:=DEC2BIN([.L165])" office:value-type="string" office:string-value="1110101" calcext:value-type="string">
            <text:p>11101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8" calcext:value-type="float">
            <text:p>118</text:p>
          </table:table-cell>
          <table:table-cell table:formula="of:=DEC2HEX([.L166])" office:value-type="string" office:string-value="76" calcext:value-type="string">
            <text:p>76</text:p>
          </table:table-cell>
          <table:table-cell table:formula="of:=DEC2BIN([.L166])" office:value-type="string" office:string-value="1110110" calcext:value-type="string">
            <text:p>1110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9" calcext:value-type="float">
            <text:p>119</text:p>
          </table:table-cell>
          <table:table-cell table:formula="of:=DEC2HEX([.L167])" office:value-type="string" office:string-value="77" calcext:value-type="string">
            <text:p>77</text:p>
          </table:table-cell>
          <table:table-cell table:formula="of:=DEC2BIN([.L167])" office:value-type="string" office:string-value="1110111" calcext:value-type="string">
            <text:p>1110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formula="of:=DEC2HEX([.L168])" office:value-type="string" office:string-value="78" calcext:value-type="string">
            <text:p>78</text:p>
          </table:table-cell>
          <table:table-cell table:formula="of:=DEC2BIN([.L168])" office:value-type="string" office:string-value="1111000" calcext:value-type="string">
            <text:p>11110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1" calcext:value-type="float">
            <text:p>121</text:p>
          </table:table-cell>
          <table:table-cell table:formula="of:=DEC2HEX([.L169])" office:value-type="string" office:string-value="79" calcext:value-type="string">
            <text:p>79</text:p>
          </table:table-cell>
          <table:table-cell table:formula="of:=DEC2BIN([.L169])" office:value-type="string" office:string-value="1111001" calcext:value-type="string">
            <text:p>11110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2" calcext:value-type="float">
            <text:p>122</text:p>
          </table:table-cell>
          <table:table-cell table:formula="of:=DEC2HEX([.L170])" office:value-type="string" office:string-value="7A" calcext:value-type="string">
            <text:p>7A</text:p>
          </table:table-cell>
          <table:table-cell table:formula="of:=DEC2BIN([.L170])" office:value-type="string" office:string-value="1111010" calcext:value-type="string">
            <text:p>11110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3" calcext:value-type="float">
            <text:p>123</text:p>
          </table:table-cell>
          <table:table-cell table:formula="of:=DEC2HEX([.L171])" office:value-type="string" office:string-value="7B" calcext:value-type="string">
            <text:p>7B</text:p>
          </table:table-cell>
          <table:table-cell table:formula="of:=DEC2BIN([.L171])" office:value-type="string" office:string-value="1111011" calcext:value-type="string">
            <text:p>11110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4" calcext:value-type="float">
            <text:p>124</text:p>
          </table:table-cell>
          <table:table-cell table:formula="of:=DEC2HEX([.L172])" office:value-type="string" office:string-value="7C" calcext:value-type="string">
            <text:p>7C</text:p>
          </table:table-cell>
          <table:table-cell table:formula="of:=DEC2BIN([.L172])" office:value-type="string" office:string-value="1111100" calcext:value-type="string">
            <text:p>111110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5" calcext:value-type="float">
            <text:p>125</text:p>
          </table:table-cell>
          <table:table-cell table:formula="of:=DEC2HEX([.L173])" office:value-type="string" office:string-value="7D" calcext:value-type="string">
            <text:p>7D</text:p>
          </table:table-cell>
          <table:table-cell table:formula="of:=DEC2BIN([.L173])" office:value-type="string" office:string-value="1111101" calcext:value-type="string">
            <text:p>11111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6" calcext:value-type="float">
            <text:p>126</text:p>
          </table:table-cell>
          <table:table-cell table:formula="of:=DEC2HEX([.L174])" office:value-type="string" office:string-value="7E" calcext:value-type="string">
            <text:p>7E</text:p>
          </table:table-cell>
          <table:table-cell table:formula="of:=DEC2BIN([.L174])" office:value-type="string" office:string-value="1111110" calcext:value-type="string">
            <text:p>111111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7" calcext:value-type="float">
            <text:p>127</text:p>
          </table:table-cell>
          <table:table-cell table:formula="of:=DEC2HEX([.L175])" office:value-type="string" office:string-value="7F" calcext:value-type="string">
            <text:p>7F</text:p>
          </table:table-cell>
          <table:table-cell table:formula="of:=DEC2BIN([.L175])" office:value-type="string" office:string-value="1111111" calcext:value-type="string">
            <text:p>1111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table:formula="of:=DEC2HEX([.L176])" office:value-type="string" office:string-value="80" calcext:value-type="string">
            <text:p>80</text:p>
          </table:table-cell>
          <table:table-cell table:formula="of:=DEC2BIN([.L176])" office:value-type="string" office:string-value="10000000" calcext:value-type="string">
            <text:p>100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.00.0000</text:date>, <text:time style:data-style-name="N2" text:time-value="14:53:46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8-29T15:00:00.483000000</dc:date>
    <meta:editing-duration>P1DT10H7M26S</meta:editing-duration>
    <meta:editing-cycles>24</meta:editing-cycles>
    <meta:generator>LibreOffice/24.2.4.2$Windows_X86_64 LibreOffice_project/51a6219feb6075d9a4c46691dcfe0cd9c4fff3c2</meta:generator>
    <meta:document-statistic meta:table-count="1" meta:cell-count="707" meta:object-count="0"/>
  </office:meta>
</office:document-meta>
</file>